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3" svg:font-family="Calibri" style:font-adornments="Regular" style:font-family-generic="swiss"/>
    <style:font-face style:name="Consolas3" svg:font-family="Consolas" style:font-adornments="Regular" style:font-family-generic="modern" style:font-pitch="fixed"/>
    <style:font-face style:name="Ebrima2" svg:font-family="Ebrima" style:font-adornments="Regular"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Times New Roman" svg:font-family="'Times New Roman'" style:font-family-generic="roman" style:font-pitch="variable"/>
    <style:font-face style:name="Calibri2" svg:font-family="Calibri"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5cm"/>
    </style:style>
    <style:style style:name="P1" style:family="paragraph">
      <style:paragraph-properties fo:text-align="center"/>
    </style:style>
    <style:style style:name="P2" style:family="paragraph">
      <style:text-properties fo:font-size="24pt" style:font-size-asian="32pt" style:font-size-complex="32pt"/>
    </style:style>
    <style:style style:name="P3" style:family="paragraph">
      <style:text-properties fo:font-size="22pt" style:font-size-asian="28pt" style:font-size-complex="28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text-position="-33% 58%"/>
    </style:style>
    <style:style style:name="T3" style:family="text">
      <style:text-properties style:text-position="0% 100%" fo:font-style="italic" fo:font-weight="bold" style:font-style-asian="italic" style:font-weight-asian="bold" style:font-style-complex="italic" style:font-weight-complex="bold"/>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style:text-position="33% 58%"/>
    </style:style>
    <style:style style:name="T8" style:family="text">
      <style:text-properties style:font-name="Calibri3" fo:font-style="italic" style:font-name-asian="Calibri3" style:font-style-asian="italic" style:font-name-complex="Calibri3" style:font-style-complex="italic"/>
    </style:style>
    <style:style style:name="T9" style:family="text">
      <style:text-properties style:font-name="Calibri2" style:font-name-asian="Calibri3" style:font-name-complex="Calibri3"/>
    </style:style>
    <style:style style:name="T10" style:family="text">
      <style:text-properties style:font-name="Calibri2" fo:font-style="italic" fo:font-weight="bold" style:font-name-asian="Calibri3" style:font-style-asian="italic" style:font-weight-asian="bold" style:font-name-complex="Calibri3" style:font-style-complex="italic" style:font-weight-complex="bold"/>
    </style:style>
    <style:style style:name="T11" style:family="text">
      <style:text-properties style:text-position="-33% 58%" style:font-name="Calibri2" style:font-name-asian="Calibri3" style:font-name-complex="Calibri3"/>
    </style:style>
    <style:style style:name="T12" style:family="text">
      <style:text-properties style:text-position="-33% 58%" style:font-name="Calibri2" fo:font-weight="normal" style:font-name-asian="Calibri3" style:font-weight-asian="normal" style:font-name-complex="Calibri3" style:font-weight-complex="normal"/>
    </style:style>
    <style:style style:name="T13" style:family="text">
      <style:text-properties style:font-name="Calibri2" fo:font-style="italic" style:font-name-asian="Calibri3" style:font-style-asian="italic" style:font-name-complex="Calibri3" style:font-style-complex="italic"/>
    </style:style>
    <style:style style:name="T14" style:family="text">
      <style:text-properties fo:font-style="italic" style:font-style-asian="italic" style:font-style-complex="italic"/>
    </style:style>
    <style:style style:name="T15" style:family="text">
      <style:text-properties fo:font-size="24pt" style:font-size-asian="32pt" style:font-size-complex="32pt"/>
    </style:style>
    <style:style style:name="T16" style:family="text">
      <style:text-properties style:font-name="Calibri3" fo:font-style="normal" style:text-underline-style="none" style:font-name-asian="Calibri3" style:font-style-asian="normal" style:font-name-complex="Calibri3" style:font-style-complex="normal"/>
    </style:style>
    <style:style style:name="T17" style:family="text">
      <style:text-properties style:font-name="Calibri2" fo:font-style="normal" style:text-underline-style="none" style:font-name-asian="Calibri3" style:font-style-asian="normal" style:font-name-complex="Calibri3" style:font-style-complex="normal"/>
    </style:style>
    <style:style style:name="T18" style:family="text">
      <style:text-properties fo:font-style="normal" style:text-underline-style="none" style:font-style-asian="normal" style:font-style-complex="normal"/>
    </style:style>
    <style:style style:name="T19" style:family="text">
      <style:text-properties style:text-position="-33% 58%" fo:font-style="normal" style:font-style-asian="normal" style:font-style-complex="normal"/>
    </style:style>
    <style:style style:name="T20" style:family="text">
      <style:text-properties fo:font-style="italic" style:text-underline-style="none" style:font-style-asian="italic" style:font-style-complex="italic"/>
    </style:style>
    <style:style style:name="T21" style:family="text">
      <style:text-properties style:font-name="Calibri3" fo:font-style="normal" style:font-name-asian="Calibri3" style:font-style-asian="normal" style:font-name-complex="Calibri3" style:font-style-complex="normal"/>
    </style:style>
    <style:style style:name="T22" style:family="text">
      <style:text-properties fo:font-size="22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as versteht man unter inneren und äußeren Kräften eines Massenpunktsystems?</text:p>
          </draw:text-box>
        </draw:frame>
        <draw:frame presentation:style-name="pr2" draw:layer="layout" svg:width="25.199cm" svg:height="12.18cm" svg:x="1.4cm" svg:y="4.914cm" presentation:class="subtitle">
          <draw:text-box>
            <text:p>Unter „inneren“ Kräften versteht man die von den Teilchen des Massenpunktsystems aufeinander ausgeübten Kräfte. „Äußere“ Kräfte haben ihren Ursprung außerhalb des Systems, z.B. die Schwerkraft.</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Wann bezeichnet man ein solches Massenpunktsystem als abgeschlossen?</text:p>
          </draw:text-box>
        </draw:frame>
        <draw:frame presentation:style-name="pr2" draw:layer="layout" svg:width="25.199cm" svg:height="12.18cm" svg:x="1.4cm" svg:y="4.914cm" presentation:class="subtitle">
          <draw:text-box>
            <text:p>Man bezeichnet das Massenpunktsystem als abgeschlossen, wenn keine äußeren Kräfte vorliege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presentation:user-transformed="true">
          <draw:text-box>
            <text:p>Wie ist der Massenmittelpunkt definiert?</text:p>
          </draw:text-box>
        </draw:frame>
        <draw:frame presentation:style-name="pr2" draw:layer="layout" svg:width="25.199cm" svg:height="12.18cm" svg:x="1.4cm" svg:y="4.914cm" presentation:class="subtitle" presentation:placeholder="true">
          <draw:text-box/>
        </draw:frame>
        <draw:frame draw:style-name="gr2" draw:text-style-name="P1" draw:layer="layout" svg:width="5.43cm" svg:height="2.247cm" svg:x="11.284cm" svg:y="9.376cm">
          <text:p/>
          <draw:object xlink:href="../Massenmittelpunkt.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draw:text-box>
            <text:p>Formulieren und erläutern Sie durch Beispiele den Schwerpunktsatz.</text:p>
          </draw:text-box>
        </draw:frame>
        <draw:frame presentation:style-name="pr2" draw:layer="layout" svg:width="25.199cm" svg:height="12.18cm" svg:x="1.4cm" svg:y="4.914cm" presentation:class="subtitle" presentation:user-transformed="true">
          <draw:text-box>
            <text:p>Der Schwerpunkt eines Massenpunktsystems bewegt sich so, als ob die gesamte Masse in ihm vereinigt ist und alle äußeren Kräfte allein auf ihn wirken.</text:p>
            <text:p/>
            <text:p>Beispiel Rakete: Ausstoß der Abgase wird durch die Vorwärtsbewegung der Rakete kompensiert</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Was besagt der Drehimpulssatz?</text:p>
          </draw:text-box>
        </draw:frame>
        <draw:frame presentation:style-name="pr2" draw:layer="layout" svg:width="25.199cm" svg:height="12.18cm" svg:x="1.4cm" svg:y="4.914cm" presentation:class="subtitle">
          <draw:text-box>
            <text:p>Die zeitliche Änderung des Gesamtdrehimpulses entspricht der Summe der äußeren Drehmomente. Die inneren Kräfte haben keinerlei Einfluss.</text:p>
          </draw:text-box>
        </draw:frame>
        <draw:frame draw:style-name="gr2" draw:text-style-name="P1" draw:layer="layout" svg:width="14.009cm" svg:height="4.826cm" svg:x="6.995cm" svg:y="12.686cm">
          <text:p/>
          <draw:object xlink:href="../Drehimpulssatz.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Default" presentation:presentation-page-layout-name="AL1T0">
        <draw:frame presentation:style-name="pr1" draw:layer="layout" svg:width="25.199cm" svg:height="4.762cm" svg:x="1.4cm" svg:y="0.209cm" presentation:class="title" presentation:user-transformed="true">
          <draw:text-box>
            <text:p>Zerlegen Sie den Gesamtdrehimpuls eines Massenpunktsystems in einen Relativ und in einen Schwerpunktanteil <text:span text:style-name="T1">L</text:span><text:span text:style-name="T2">r</text:span> und <text:span text:style-name="T1">L</text:span><text:span text:style-name="T2">s</text:span>.</text:p>
          </draw:text-box>
        </draw:frame>
        <draw:frame presentation:style-name="pr2" draw:layer="layout" svg:width="25.199cm" svg:height="12.18cm" svg:x="1.4cm" svg:y="4.914cm" presentation:class="subtitle" presentation:placeholder="true">
          <draw:text-box/>
        </draw:frame>
        <draw:frame draw:style-name="gr2" draw:text-style-name="P1" draw:layer="layout" svg:width="12.781cm" svg:height="6.036cm" svg:x="7.609cm" svg:y="7.481cm">
          <text:p/>
          <draw:object xlink:href="../Relativ-%20und%20Schwerpunktanteil%20des%20Gesamtdrehimpulses.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Default" presentation:presentation-page-layout-name="AL1T0">
        <draw:frame presentation:style-name="pr1" draw:layer="layout" svg:width="25.199cm" svg:height="3.506cm" svg:x="1.4cm" svg:y="0.837cm" presentation:class="title">
          <draw:text-box>
            <text:p>Was sind die Bezugspunkte von <text:span text:style-name="T1">L</text:span><text:span text:style-name="T2">r</text:span> und <text:span text:style-name="T1">L</text:span><text:span text:style-name="T2">s</text:span>?</text:p>
          </draw:text-box>
        </draw:frame>
        <draw:frame presentation:style-name="pr2" draw:layer="layout" svg:width="25.199cm" svg:height="12.18cm" svg:x="1.4cm" svg:y="4.914cm" presentation:class="subtitle">
          <draw:text-box>
            <text:p><text:span text:style-name="T1">L</text:span><text:span text:style-name="T2">r</text:span>: Drehimpuls der im Massenzentrum konzentrierten Gesamtmasse, bezogen auf den Koordinatenursprung</text:p>
            <text:p/>
            <text:p><text:span text:style-name="T3">L</text:span><text:span text:style-name="T2">s</text:span>: Gesamtdrehimpuls der N Teilchen, bezogen auf das Massenzentrum</text:p>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draw:text-box>
            <text:p>Wie lautet der Energiesatz?</text:p>
          </draw:text-box>
        </draw:frame>
        <draw:frame presentation:style-name="pr2" draw:layer="layout" svg:width="25.199cm" svg:height="12.18cm" svg:x="1.4cm" svg:y="4.914cm" presentation:class="subtitle">
          <draw:text-box>
            <text:p>Die zeitliche Änderung der Gesamtenergie eines Massenpunktsystems <text:span text:style-name="T4">E</text:span> = <text:span text:style-name="T4">T</text:span> +<text:span text:style-name="T4"> V</text:span> ist gleich der Leistung der dissipativen Kräfte.</text:p>
          </draw:text-box>
        </draw:frame>
        <draw:frame draw:style-name="gr2" draw:text-style-name="P1" draw:layer="layout" svg:width="8.993cm" svg:height="2.392cm" svg:x="9.503cm" svg:y="12.903cm">
          <text:p/>
          <draw:object xlink:href="../Energiesatz.odf"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draw:text-box>
            <text:p>Worin besteht die physikalische Aussage des Virialsatzes?</text:p>
          </draw:text-box>
        </draw:frame>
        <draw:frame presentation:style-name="pr2" draw:layer="layout" svg:width="25.199cm" svg:height="12.18cm" svg:x="1.4cm" svg:y="4.914cm" presentation:class="subtitle" presentation:user-transformed="true">
          <draw:text-box>
            <text:p>Wenn man auf Bewegungen beschränkt, die in einem endlichen Raumgebiet ablaufen und deren Geschwindigkeiten endlich bleiben dann besagt der Virialsatz, dass der zeitliche Mittelwert der kinetischen Energie gleich dem halben Virial des Systems ist.</text:p>
          </draw:text-box>
        </draw:frame>
        <draw:frame draw:style-name="gr2" draw:text-style-name="P1" draw:layer="layout" svg:width="7.403cm" svg:height="3.111cm" svg:x="10.298cm" svg:y="13.844cm">
          <text:p/>
          <draw:object xlink:href="../Virialsatz.odf"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9" presentation:class="page"/>
          <draw:frame presentation:style-name="pr3"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Wie sind Schwerpunkts- und Relativkoordinaten eines Zwei-Teilchen-Systems definiert?</text:p>
          </draw:text-box>
        </draw:frame>
        <draw:frame presentation:style-name="pr2" draw:layer="layout" svg:width="25.199cm" svg:height="12.18cm" svg:x="1.4cm" svg:y="4.914cm" presentation:class="subtitle">
          <draw:text-box>
            <text:p>Aus der Schwerpunktskoordinate <text:span text:style-name="T1">R</text:span> und der Relativkoordinate <text:span text:style-name="T1">r</text:span></text:p>
            <text:p/>
            <text:p>erhält man so die Ortsvektoren der Teilchen <text:span text:style-name="T1">r</text:span><text:span text:style-name="T2">1</text:span> und <text:span text:style-name="T1">r</text:span><text:span text:style-name="T2">2</text:span>:</text:p>
          </draw:text-box>
        </draw:frame>
        <draw:frame draw:style-name="gr2" draw:text-style-name="P1" draw:layer="layout" svg:width="6.248cm" svg:height="2.462cm" svg:x="10.875cm" svg:y="6.968cm">
          <text:p/>
          <draw:object xlink:href="../Schwerpunktkoordinate.odf" xlink:type="simple" xlink:show="embed" xlink:actuate="onLoad"/>
          <draw:image xlink:href="./ObjectReplacements/Object 6" xlink:type="simple" xlink:show="embed" xlink:actuate="onLoad"/>
        </draw:frame>
        <draw:frame draw:style-name="gr2" draw:text-style-name="P1" draw:layer="layout" svg:width="4.012cm" svg:height="1.168cm" svg:x="11.993cm" svg:y="10.515cm">
          <text:p/>
          <draw:object xlink:href="../Relativkoordinate.odf" xlink:type="simple" xlink:show="embed" xlink:actuate="onLoad"/>
          <draw:image xlink:href="./ObjectReplacements/Object 7" xlink:type="simple" xlink:show="embed" xlink:actuate="onLoad"/>
        </draw:frame>
        <draw:frame draw:style-name="gr2" draw:text-style-name="P1" draw:layer="layout" svg:width="5.107cm" svg:height="4.696cm" svg:x="11.446cm" svg:y="12.551cm">
          <text:p/>
          <draw:object xlink:href="../Ortsvektoren%20aus%20Schwerpunkt-%20und%20Relativkoordinate.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0">
        <draw:frame presentation:style-name="pr1" draw:layer="layout" svg:width="25.199cm" svg:height="3.506cm" svg:x="1.4cm" svg:y="0.837cm" presentation:class="title">
          <draw:text-box>
            <text:p>Welche Bedeutung hat die reduzierte Masse?</text:p>
          </draw:text-box>
        </draw:frame>
        <draw:frame presentation:style-name="pr2" draw:layer="layout" svg:width="25.199cm" svg:height="12.18cm" svg:x="1.4cm" svg:y="4.914cm" presentation:class="subtitle" presentation:user-transformed="true">
          <draw:text-box>
            <text:p>Die Relativ-Bewegung in einem <text:span text:style-name="T5">abgeschlossenen System</text:span> <text:span text:style-name="T6">(</text:span><text:span text:style-name="T1">F</text:span><text:span text:style-name="T2">i</text:span><text:span text:style-name="T7">(ex)</text:span> = 0) erfolgt so, als ob sich die reduzierte Masse <text:span text:style-name="T8">μ</text:span><text:span text:style-name="T9"> im Zentralfeld </text:span><text:span text:style-name="T10">F</text:span><text:span text:style-name="T11">12</text:span><text:span text:style-name="T9"> (Ursprung in </text:span><text:span text:style-name="T10">r</text:span><text:span text:style-name="T12">2</text:span><text:span text:style-name="T9">!) bewegt (⇒ </text:span><text:span text:style-name="T13">effektives</text:span><text:span text:style-name="T9"> Ein-Teilchen-Problem!)</text:span></text:p>
          </draw:text-box>
        </draw:frame>
        <draw:frame draw:style-name="gr2" draw:text-style-name="P1" draw:layer="layout" svg:width="4.782cm" svg:height="2.462cm" svg:x="11.608cm" svg:y="6.568cm">
          <text:p/>
          <draw:object xlink:href="../Reduzierte%20Masse.odf" xlink:type="simple" xlink:show="embed" xlink:actuate="onLoad"/>
          <draw:image xlink:href="./ObjectReplacements/Object 9" xlink:type="simple" xlink:show="embed" xlink:actuate="onLoad"/>
        </draw:frame>
        <presentation:notes draw:style-name="dp2">
          <draw:page-thumbnail draw:style-name="gr1" draw:layer="layout" svg:width="14.848cm" svg:height="11.136cm" svg:x="3.075cm" svg:y="2.257cm" draw:page-number="11" presentation:class="page"/>
          <draw:frame presentation:style-name="pr3"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0">
        <draw:frame presentation:style-name="pr1" draw:layer="layout" svg:width="25.199cm" svg:height="4.51cm" svg:x="1.4cm" svg:y="0.335cm" presentation:class="title" presentation:user-transformed="true">
          <draw:text-box>
            <text:p>Wie sehen in einem Zwei-Teilchen-System die Relativanteile von Drehimpuls und kinetischer Energie aus?</text:p>
          </draw:text-box>
        </draw:frame>
        <draw:frame presentation:style-name="pr2" draw:layer="layout" svg:width="25.199cm" svg:height="12.18cm" svg:x="1.4cm" svg:y="4.914cm" presentation:class="subtitle" presentation:placeholder="true">
          <draw:text-box/>
        </draw:frame>
        <draw:frame draw:style-name="gr2" draw:text-style-name="P1" draw:layer="layout" svg:width="3.983cm" svg:height="2.192cm" svg:x="12.008cm" svg:y="7.703cm">
          <text:p/>
          <draw:object xlink:href="../Relativanteil%20kinetische%20Energie.odf" xlink:type="simple" xlink:show="embed" xlink:actuate="onLoad"/>
          <draw:image xlink:href="./ObjectReplacements/Object 10" xlink:type="simple" xlink:show="embed" xlink:actuate="onLoad"/>
        </draw:frame>
        <draw:frame draw:style-name="gr2" draw:text-style-name="P1" draw:layer="layout" svg:width="19.572cm" svg:height="6.304cm" svg:x="4.213cm" svg:y="12.047cm">
          <text:p/>
          <draw:object xlink:href="../Relativanteil%20Drehimpuls.odf" xlink:type="simple" xlink:show="embed" xlink:actuate="onLoad"/>
          <draw:image xlink:href="./ObjectReplacements/Object 11" xlink:type="simple" xlink:show="embed" xlink:actuate="onLoad"/>
        </draw:frame>
        <presentation:notes draw:style-name="dp2">
          <draw:page-thumbnail draw:style-name="gr1" draw:layer="layout" svg:width="14.848cm" svg:height="11.136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0">
        <draw:frame presentation:style-name="pr1" draw:layer="layout" svg:width="25.199cm" svg:height="3.506cm" svg:x="1.4cm" svg:y="0.837cm" presentation:class="title">
          <draw:text-box>
            <text:p>Was versteht man unter dem Stoß zweier Massenpunkte?</text:p>
          </draw:text-box>
        </draw:frame>
        <draw:frame presentation:style-name="pr2" draw:layer="layout" svg:width="25.199cm" svg:height="12.18cm" svg:x="1.4cm" svg:y="4.914cm" presentation:class="subtitle" presentation:user-transformed="true">
          <draw:text-box>
            <text:p>Als <text:span text:style-name="T5">Stoß</text:span> oder <text:span text:style-name="T5">Streuung</text:span> bezeichnet man die Wechselwirkung zweier Massenpunkte <text:span text:style-name="T14">m</text:span><text:span text:style-name="T2">1</text:span> und <text:span text:style-name="T14">m</text:span><text:span text:style-name="T2">2</text:span>, die selbst ein abgeschlossenes System darstellen.</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0">
        <draw:frame presentation:style-name="pr1" draw:layer="layout" svg:width="25.199cm" svg:height="3.506cm" svg:x="1.4cm" svg:y="0.837cm" presentation:class="title">
          <draw:text-box>
            <text:p>Was ist ein elastischer Stoß?</text:p>
          </draw:text-box>
        </draw:frame>
        <draw:frame presentation:style-name="pr2" draw:layer="layout" svg:width="25.199cm" svg:height="12.18cm" svg:x="1.4cm" svg:y="4.914cm" presentation:class="subtitle">
          <draw:text-box>
            <text:p>Bei einem elastischen Stoß wird keine mechanische Energie in andere Energieformen während des Stoßprozesses umgewandelt.</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3.506cm" svg:x="1.4cm" svg:y="0.837cm" presentation:class="title">
          <draw:text-box>
            <text:p>Was ein inelastischer Stoß?</text:p>
          </draw:text-box>
        </draw:frame>
        <draw:frame presentation:style-name="pr2" draw:layer="layout" svg:width="25.199cm" svg:height="12.18cm" svg:x="1.4cm" svg:y="4.914cm" presentation:class="subtitle">
          <draw:text-box>
            <text:p>Bei einem inelastischen Stoß wird kinetische Energie in innere Energie der Stoßpartner (endotherm) oder innere Energie in kinetische Translationsenergie umgewandelt (exotherm).</text:p>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0">
        <draw:frame presentation:style-name="pr1" draw:text-style-name="P2" draw:layer="layout" svg:width="25.199cm" svg:height="4.027cm" svg:x="1.4cm" svg:y="0.576cm" presentation:class="title" presentation:user-transformed="true">
          <draw:text-box>
            <text:p><text:span text:style-name="T15">Unter welchen speziellen Bedingungen fliegen zwei Stoßpartner unabhängig von der konkreten Wechselwirkung während des Stoßprozesses nach dem Stoß im rechten Winkel auseinander?</text:span></text:p>
          </draw:text-box>
        </draw:frame>
        <draw:frame presentation:style-name="pr2" draw:layer="layout" svg:width="25.199cm" svg:height="12.18cm" svg:x="1.4cm" svg:y="4.914cm" presentation:class="subtitle">
          <draw:text-box>
            <text:p>Im Spezialfall <text:span text:style-name="T14">m</text:span><text:span text:style-name="T2">1</text:span> = <text:span text:style-name="T14">m</text:span><text:span text:style-name="T2">2</text:span></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0">
        <draw:frame presentation:style-name="pr1" draw:layer="layout" svg:width="25.199cm" svg:height="3.506cm" svg:x="1.4cm" svg:y="0.837cm" presentation:class="title">
          <draw:text-box>
            <text:p>Diskutieren Sie den Zentralstoß.</text:p>
          </draw:text-box>
        </draw:frame>
        <draw:frame presentation:style-name="pr2" draw:layer="layout" svg:width="25.199cm" svg:height="12.18cm" svg:x="1.4cm" svg:y="4.914cm" presentation:class="subtitle">
          <draw:text-box>
            <text:p>Im Zentralstoß <text:s text:c="12"/>gilt:</text:p>
            <text:p><text:span text:style-name="T1">p</text:span><text:span text:style-name="T2">2</text:span>' = <text:span text:style-name="T1">p</text:span><text:span text:style-name="T2">1</text:span> ; <text:span text:style-name="T1">p</text:span><text:span text:style-name="T2">1</text:span>' = 0</text:p>
            <text:p>Teilchen 1 ist also nach dem Stoß in Ruhe, während das vor dem Stoß ruhende Teilchen 2 den gesamten Impuls übernimmt.</text:p>
          </draw:text-box>
        </draw:frame>
        <draw:frame draw:style-name="gr2" draw:text-style-name="P1" draw:layer="layout" svg:width="2.329cm" svg:height="1.033cm" svg:x="14.835cm" svg:y="8.683cm">
          <text:p/>
          <draw:object xlink:href="../Zentralstoß.odf" xlink:type="simple" xlink:show="embed" xlink:actuate="onLoad"/>
          <draw:image xlink:href="./ObjectReplacements/Object 12" xlink:type="simple" xlink:show="embed" xlink:actuate="onLoad"/>
        </draw:frame>
        <presentation:notes draw:style-name="dp2">
          <draw:page-thumbnail draw:style-name="gr1" draw:layer="layout" svg:width="14.848cm" svg:height="11.136cm" svg:x="3.075cm" svg:y="2.257cm" draw:page-number="17" presentation:class="page"/>
          <draw:frame presentation:style-name="pr3"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4.51cm" svg:x="1.4cm" svg:y="0.335cm" presentation:class="title" presentation:user-transformed="true">
          <draw:text-box>
            <text:p>Schildern Sie qualitativ die Spezialfälle des Zweierstoßes, die Einfangreaktion und den Teilchenzerfall.</text:p>
          </draw:text-box>
        </draw:frame>
        <draw:frame presentation:style-name="pr2" draw:layer="layout" svg:width="25.199cm" svg:height="12.18cm" svg:x="1.4cm" svg:y="4.914cm" presentation:class="subtitle">
          <draw:text-box>
            <text:p><text:span text:style-name="T16">γ</text:span><text:span text:style-name="T17"> &gt; 1: </text:span><text:span text:style-name="T18">m</text:span><text:span text:style-name="T19">1</text:span> &gt; <text:span text:style-name="T14">m</text:span><text:span text:style-name="T2">2</text:span>: der Streuwinkel bleibt unter 90°</text:p>
            <text:p><text:span text:style-name="T20">m</text:span><text:span text:style-name="T2">1</text:span> &lt; <text:span text:style-name="T14">m</text:span><text:span text:style-name="T2">2</text:span>: der Streuwinkel kann überall zwischen 0 und 180° sein</text:p>
            <text:p><text:span text:style-name="T16">γ</text:span><text:span text:style-name="T17"> = 1: </text:span><text:span text:style-name="T20">m</text:span><text:span text:style-name="T2">1</text:span> = <text:span text:style-name="T14">m</text:span><text:span text:style-name="T2">2</text:span>: der Streuwinkel beträgt genau 90°</text:p>
            <text:p>In der Einfangreaktion bewegen sich die Teilchen als eine Einheit weiter, es gibt keine Richtungsänderung <text:span text:style-name="T21">ϑ</text:span><text:span text:style-name="T9"> = 0</text:span> und keine Relativbewegung mehr</text:p>
            <text:p>Beim Teilchenzerfall fliegen die Teilchen in entgegengesetzter Richtung auseinander, die Geschwindigkeit ist antiproportional zur jeweiligen Teilchenmasse</text:p>
          </draw:text-box>
        </draw:frame>
        <draw:frame draw:style-name="gr2" draw:text-style-name="P1" draw:layer="layout" svg:width="3.847cm" svg:height="2.462cm" svg:x="12.076cm" svg:y="16.468cm">
          <text:p/>
          <draw:object xlink:href="../Teilchenzerfall.odf" xlink:type="simple" xlink:show="embed" xlink:actuate="onLoad"/>
          <draw:image xlink:href="./ObjectReplacements/Object 13" xlink:type="simple" xlink:show="embed" xlink:actuate="onLoad"/>
        </draw:frame>
        <presentation:notes draw:style-name="dp2">
          <draw:page-thumbnail draw:style-name="gr1" draw:layer="layout" svg:width="14.848cm" svg:height="11.136cm" svg:x="3.075cm" svg:y="2.257cm" draw:page-number="18" presentation:class="page"/>
          <draw:frame presentation:style-name="pr3"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0">
        <draw:frame presentation:style-name="pr1" draw:layer="layout" svg:width="25.199cm" svg:height="3.506cm" svg:x="1.4cm" svg:y="0.837cm" presentation:class="title" presentation:user-transformed="true">
          <draw:text-box>
            <text:p>Diskutieren Sie qualitativ die Planetenbewegung als Zweikörperproblem.</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draw:text-box>
            <text:p>Auf welchen geometrischen Bahnen bewegen sich Sonne und Plane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draw:text-box>
            <text:p>Was kann im Falle von Ellipsenbahnen über deren Halbachsen und Umlaufzeiten ausgesagt werd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0">
        <draw:frame presentation:style-name="pr1" draw:text-style-name="P2" draw:layer="layout" svg:width="25.199cm" svg:height="4.027cm" svg:x="1.4cm" svg:y="0.575cm" presentation:class="title" presentation:user-transformed="true">
          <draw:text-box>
            <text:p><text:span text:style-name="T15">Stellen Sie die (eindimensionalen) Bewegungsgleichungen für die gekoppelten Schwingungen eines durch Federn miteinander und mit Wänden verbundenen Paares von Massenpunkten auf.</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0">
        <draw:frame presentation:style-name="pr1" draw:text-style-name="P3" draw:layer="layout" svg:width="25.199cm" svg:height="3.697cm" svg:x="1.4cm" svg:y="0.74cm" presentation:class="title" presentation:user-transformed="true">
          <draw:text-box>
            <text:p><text:span text:style-name="T22">Bestimmen Sie die Eigenfrequenzen der gekoppelten Schwingungen für den Fall, dass die Massen gleich sind und ebenso die Federkonstanten der beiden Federn, die die beiden Massen mit den Wänden verbind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3" svg:font-family="Calibri" style:font-adornments="Regular" style:font-family-generic="swiss"/>
    <style:font-face style:name="Consolas3" svg:font-family="Consolas" style:font-adornments="Regular" style:font-family-generic="modern" style:font-pitch="fixed"/>
    <style:font-face style:name="Ebrima2" svg:font-family="Ebrima" style:font-adornments="Regular"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Times New Roman" svg:font-family="'Times New Roman'" style:font-family-generic="roman" style:font-pitch="variable"/>
    <style:font-face style:name="Calibri2" svg:font-family="Calibri"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alibri2" fo:font-family="Calibri" style:font-style-name="Regular" style:font-family-generic="swiss" style:font-pitch="variable"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Consolas3" fo:font-family="Consolas" style:font-style-name="Regular" style:font-family-generic="modern" style:font-pitch="fixed"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6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Ebrima2" fo:font-family="Ebrima" style:font-style-name="Regular"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3</meta:editing-cycles>
    <meta:generator>LibreOffice/4.1.4.2$Windows_x86 LibreOffice_project/0a0440ccc0227ad9829de5f46be37cfb6edcf72</meta:generator>
    <dc:date>2014-01-27T15:01:23.154000000</dc:date>
    <meta:document-statistic meta:object-count="126"/>
  </office:meta>
</office:document-meta>
</file>